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7000002301EA57FAB3DE849C8.png" manifest:media-type="image/png"/>
  <manifest:file-entry manifest:full-path="Pictures/10000201000000480000005AE90E1D5289170229.png" manifest:media-type="image/png"/>
  <manifest:file-entry manifest:full-path="Pictures/10000201000000E7000000A723792A47D95012D9.png" manifest:media-type="image/png"/>
  <manifest:file-entry manifest:full-path="Pictures/10000201000003CC00000067A1EF8B20201872D6.png" manifest:media-type="image/png"/>
  <manifest:file-entry manifest:full-path="Pictures/100002010000043300000075150A59AABA44AAB2.png" manifest:media-type="image/png"/>
  <manifest:file-entry manifest:full-path="Pictures/100002010000017E000000B2A2900726A1D126F1.png" manifest:media-type="image/png"/>
  <manifest:file-entry manifest:full-path="Pictures/10000201000000800000005252763A0DB25F3897.png" manifest:media-type="image/png"/>
  <manifest:file-entry manifest:full-path="Pictures/100002010000019B000001E880CE966257468023.png" manifest:media-type="image/png"/>
  <manifest:file-entry manifest:full-path="Pictures/10000201000002F2000002BEEFE7DDD5935D0526.png" manifest:media-type="image/png"/>
  <manifest:file-entry manifest:full-path="Pictures/100002010000040300000248A3AB9C12646B2544.png" manifest:media-type="image/png"/>
  <manifest:file-entry manifest:full-path="Pictures/100002010000071300000209E1A9E4A535A566FB.png" manifest:media-type="image/png"/>
  <manifest:file-entry manifest:full-path="Pictures/100002010000032D0000009D8F5CE316A45A3C90.png" manifest:media-type="image/png"/>
  <manifest:file-entry manifest:full-path="Pictures/100002010000014000000113F765F29A06CC6DB3.png" manifest:media-type="image/png"/>
  <manifest:file-entry manifest:full-path="Pictures/1000020100000157000000752CEB13D102BFEE58.png" manifest:media-type="image/png"/>
  <manifest:file-entry manifest:full-path="Pictures/100002010000032B00000086B0C8FD26301E6B1A.png" manifest:media-type="image/png"/>
  <manifest:file-entry manifest:full-path="Pictures/1000020100000107000000ED0C77F6593B87A8CD.png" manifest:media-type="image/png"/>
  <manifest:file-entry manifest:full-path="Pictures/10000201000000E7000000A79D380716F5408373.png" manifest:media-type="image/png"/>
  <manifest:file-entry manifest:full-path="Pictures/100002010000008D0000009CF246908884409674.png" manifest:media-type="image/png"/>
  <manifest:file-entry manifest:full-path="Pictures/100002010000032B00000086CAD0621A4BE0730C.png" manifest:media-type="image/png"/>
  <manifest:file-entry manifest:full-path="Pictures/10000201000004740000027E97BF8F2A0805D44E.png" manifest:media-type="image/png"/>
  <manifest:file-entry manifest:full-path="Pictures/100002010000038E000002D8A83417BD2B23EBD0.png" manifest:media-type="image/png"/>
  <manifest:file-entry manifest:full-path="Pictures/1000020100000614000000AB177E16CE41333A40.png" manifest:media-type="image/png"/>
  <manifest:file-entry manifest:full-path="Pictures/1000020100000280000001A2401834828C72D74E.png" manifest:media-type="image/png"/>
  <manifest:file-entry manifest:full-path="Pictures/100002010000008D000000821DA6C45490268579.png" manifest:media-type="image/png"/>
  <manifest:file-entry manifest:full-path="Pictures/10000201000000610000005C5DF5AD5EBA62831D.png" manifest:media-type="image/png"/>
  <manifest:file-entry manifest:full-path="Pictures/1000020100000104000000CAE918577C19B0E3BC.png" manifest:media-type="image/png"/>
  <manifest:file-entry manifest:full-path="Pictures/1000020100000094000000A883491E7F6895B18F.png" manifest:media-type="image/png"/>
  <manifest:file-entry manifest:full-path="Pictures/100002010000032D0000009DA2440E1F0E24F9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6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5.22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10.663cm)" draw:image-opacity="100%" style:mirror="none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5.665cm, 0cm, 0cm)" draw:image-opacity="100%" style:mirror="none"/>
    </style:style>
    <style:style style:name="gr26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27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28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none" draw:textarea-horizontal-align="justify" draw:textarea-vertical-align="middle" draw:auto-grow-height="false" fo:min-height="2.316cm" fo:min-width="9.643cm" fo:padding-top="0.106cm" fo:padding-bottom="0.106cm" fo:padding-left="0.106cm" fo:padding-right="0.106cm"/>
    </style:style>
    <style:style style:name="gr29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8.963cm, 0cm, 10.663cm)" draw:image-opacity="100%" style:mirror="none"/>
    </style:style>
    <style:style style:name="gr3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2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3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34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36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7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8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4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44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5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48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49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5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62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3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4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67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68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69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0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72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73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74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75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76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7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7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79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0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8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84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86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87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88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89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0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9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9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95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96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97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98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99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0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1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02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03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04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05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06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0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4cm, 2.9cm, 0cm, 0cm)" draw:image-opacity="100%" style:mirror="none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15cm, 0cm)" draw:image-opacity="100%" style:mirror="none"/>
    </style:style>
    <style:style style:name="gr10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94cm, 2.9cm, 0cm, 10.999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715cm, 11.692cm)" draw:image-opacity="100%" style:mirror="none"/>
    </style:style>
    <style:style style:name="gr111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12" style:family="graphic" style:parent-style-name="standard">
      <style:graphic-properties svg:stroke-width="0.388cm" svg:stroke-color="#000000" draw:marker-start-width="0.777cm" draw:marker-end-width="0.777cm" draw:fill="solid" draw:fill-color="#b85c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13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4cm"/>
    </style:style>
    <style:style style:name="gr114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5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116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4cm" fo:min-width="3.31cm"/>
    </style:style>
    <style:style style:name="gr117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118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119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120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121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122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123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124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25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126" style:family="graphic" style:parent-style-name="standard">
      <style:graphic-properties draw:stroke="none" draw:fill="none" fo:min-height="0.713cm"/>
      <style:paragraph-properties style:writing-mode="lr-tb"/>
    </style:style>
    <style:style style:name="gr127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28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12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0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332cm" fo:min-width="0.082cm" fo:padding-top="0.178cm" fo:padding-bottom="0.178cm" fo:padding-left="0.303cm" fo:padding-right="0.303cm"/>
      <style:paragraph-properties style:writing-mode="lr-tb"/>
    </style:style>
    <style:style style:name="gr13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132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133" style:family="graphic" style:parent-style-name="standard">
      <style:graphic-properties svg:stroke-width="0.388cm" svg:stroke-color="#000000" draw:marker-start-width="0.777cm" draw:marker-end-width="0.777cm" draw:fill="solid" draw:fill-color="#b85c00" draw:opacity="15%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34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135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136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26cm" fo:min-width="5.556cm" fo:padding-top="0.21cm" fo:padding-bottom="0.21cm" fo:padding-left="0.335cm" fo:padding-right="0.335cm"/>
      <style:paragraph-properties style:writing-mode="lr-tb"/>
    </style:style>
    <style:style style:name="gr137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28cm" fo:min-width="5.658cm" fo:padding-top="0.159cm" fo:padding-bottom="0.159cm" fo:padding-left="0.284cm" fo:padding-right="0.284cm"/>
      <style:paragraph-properties style:writing-mode="lr-tb"/>
    </style:style>
    <style:style style:name="gr138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681cm" fo:min-width="5.562cm" fo:padding-top="0.21cm" fo:padding-bottom="0.21cm" fo:padding-left="0.335cm" fo:padding-right="0.335cm"/>
      <style:paragraph-properties style:writing-mode="lr-tb"/>
    </style:style>
    <style:style style:name="gr139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783cm" fo:min-width="5.664cm" fo:padding-top="0.159cm" fo:padding-bottom="0.159cm" fo:padding-left="0.284cm" fo:padding-right="0.284cm"/>
      <style:paragraph-properties style:writing-mode="lr-tb"/>
    </style:style>
    <style:style style:name="gr140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3.712cm" fo:min-width="0cm"/>
    </style:style>
    <style:style style:name="gr14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898cm" fo:min-width="15.522cm" fo:padding-top="0.314cm" fo:padding-bottom="0.314cm" fo:padding-left="0.439cm" fo:padding-right="0.439cm"/>
      <style:paragraph-properties style:writing-mode="lr-tb"/>
    </style:style>
    <style:style style:name="gr142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8.106cm" fo:min-width="15.73cm" fo:padding-top="0.21cm" fo:padding-bottom="0.21cm" fo:padding-left="0.335cm" fo:padding-right="0.335cm"/>
      <style:paragraph-properties style:writing-mode="lr-tb"/>
    </style:style>
    <style:style style:name="gr14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  <style:paragraph-properties style:writing-mode="lr-tb"/>
    </style:style>
    <style:style style:name="gr145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1.423cm" fo:min-width="1.797cm"/>
      <style:paragraph-properties style:writing-mode="lr-tb"/>
    </style:style>
    <style:style style:name="gr146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b85c00" draw:opacity="15%"/>
      <style:paragraph-properties fo:text-align="center"/>
    </style:style>
    <style:style style:name="P19" style:family="paragraph">
      <loext:graphic-properties draw:fill="solid" draw:fill-color="#ffffff" draw:opacity="80%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="none" draw:fill-color="#ffffff"/>
      <style:paragraph-properties style:writing-mode="lr-tb"/>
      <style:text-properties fo:font-size="18pt"/>
    </style:style>
    <style:style style:name="P38" style:family="paragraph">
      <loext:graphic-properties draw:fill="solid" draw:fill-color="#b85c00" draw:opacity="15%"/>
      <style:paragraph-properties fo:text-align="center" style:writing-mode="lr-tb"/>
    </style:style>
    <style:style style:name="P39" style:family="paragraph">
      <loext:graphic-properties draw:fill="gradient" draw:fill-color="#dddddd" draw:fill-gradient-name="Gradient_20_51" draw:opacity="100%"/>
      <style:paragraph-properties fo:text-align="center"/>
    </style:style>
    <style:style style:name="P40" style:family="paragraph">
      <loext:graphic-properties draw:fill="solid" draw:fill-color="#000000" draw:opacity="100%"/>
      <style:paragraph-properties fo:text-align="center"/>
    </style:style>
    <style:style style:name="P41" style:family="paragraph">
      <loext:graphic-properties draw:fill-color="#666666" draw:opacity="65%"/>
      <style:paragraph-properties fo:text-align="center"/>
    </style:style>
    <style:style style:name="P42" style:family="paragraph">
      <loext:graphic-properties draw:fill="none"/>
      <style:paragraph-properties style:writing-mode="lr-tb"/>
    </style:style>
    <style:style style:name="P43" style:family="paragraph">
      <loext:graphic-properties draw:fill-color="#dddddd"/>
      <style:paragraph-properties fo:text-align="center"/>
    </style:style>
    <style:style style:name="P44" style:family="paragraph">
      <style:paragraph-properties fo:text-align="center" style:writing-mode="lr-tb"/>
    </style:style>
    <style:style style:name="P45" style:family="paragraph">
      <loext:graphic-properties draw:fill-color="#ffffff"/>
      <style:paragraph-properties fo:text-align="center" style:writing-mode="lr-tb"/>
    </style:style>
    <style:style style:name="P46" style:family="paragraph">
      <loext:graphic-properties draw:fill="none" draw:fill-color="#ffffff"/>
      <style:paragraph-properties fo:text-align="center" style:writing-mode="lr-tb"/>
    </style:style>
    <style:style style:name="P47" style:family="paragraph">
      <loext:graphic-properties draw:fill="solid"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14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1" draw:text-style-name="P1" draw:layer="layout" svg:width="1.034cm" svg:height="1.114cm" svg:x="24.164cm" svg:y="13.56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2" draw:text-style-name="P1" draw:layer="layout" svg:width="0.786cm" svg:height="0.955cm" svg:x="10.175cm" svg:y="13.643cm">
          <draw:image xlink:href="Pictures/1000020100000157000000752CEB13D102BFEE58.png" xlink:type="simple" xlink:show="embed" xlink:actuate="onLoad" loext:mime-type="image/png">
            <text:p/>
          </draw:image>
        </draw:frame>
        <draw:frame draw:style-name="gr23" draw:text-style-name="P1" draw:layer="layout" svg:width="8.781cm" svg:height="1.427cm" svg:x="11.451cm" svg:y="10.397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4" draw:text-style-name="P7" draw:layer="layout" svg:x1="20.789cm" svg:y1="6.159cm" svg:x2="20.789cm" svg:y2="13.561cm">
          <text:p/>
        </draw:line>
        <draw:frame draw:style-name="gr25" draw:text-style-name="P1" draw:layer="layout" svg:width="3.239cm" svg:height="1.613cm" svg:x="7.468cm" svg:y="5.748cm">
          <draw:image xlink:href="Pictures/1000020100000614000000AB177E16CE41333A40.png" xlink:type="simple" xlink:show="embed" xlink:actuate="onLoad" loext:mime-type="image/png">
            <text:p/>
          </draw:image>
        </draw:frame>
        <draw:line draw:style-name="gr26" draw:text-style-name="P7" draw:layer="layout" svg:x1="10.914cm" svg:y1="15.857cm" svg:x2="10.914cm" svg:y2="5.733cm">
          <text:p/>
        </draw:line>
        <draw:line draw:style-name="gr26" draw:text-style-name="P7" draw:layer="layout" svg:x1="7.052cm" svg:y1="13.276cm" svg:x2="25.564cm" svg:y2="13.276cm">
          <text:p/>
        </draw:line>
        <draw:line draw:style-name="gr27" draw:text-style-name="P17" draw:layer="layout" svg:x1="6.999cm" svg:y1="11.11cm" svg:x2="10.914cm" svg:y2="11.11cm">
          <text:p/>
        </draw:line>
        <draw:custom-shape draw:style-name="gr28" draw:text-style-name="P1" draw:layer="layout" svg:width="9.855cm" svg:height="2.528cm" svg:x="10.914cm" svg:y="9.84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235cm" svg:height="1.138cm" svg:x="20.204cm" svg:y="13.551cm">
          <draw:image xlink:href="Pictures/100002010000008D000000821DA6C45490268579.png" xlink:type="simple" xlink:show="embed" xlink:actuate="onLoad" loext:mime-type="image/png">
            <text:p/>
          </draw:image>
        </draw:frame>
        <draw:line draw:style-name="gr29" draw:text-style-name="P17" draw:layer="layout" svg:x1="20.73cm" svg:y1="11.11cm" svg:x2="24.645cm" svg:y2="11.11cm">
          <text:p/>
        </draw:line>
        <draw:frame draw:style-name="gr30" draw:text-style-name="P1" draw:layer="layout" svg:width="1.303cm" svg:height="1.427cm" svg:x="8.305cm" svg:y="9.498cm">
          <draw:image xlink:href="Pictures/1000020100000614000000AB177E16CE41333A40.png" xlink:type="simple" xlink:show="embed" xlink:actuate="onLoad" loext:mime-type="image/png">
            <text:p/>
          </draw:image>
        </draw:frame>
        <draw:frame draw:style-name="gr30" draw:text-style-name="P1" draw:layer="layout" svg:width="1.303cm" svg:height="1.427cm" svg:x="22.036cm" svg:y="9.499cm">
          <draw:image xlink:href="Pictures/1000020100000614000000AB177E16CE41333A4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31" draw:text-style-name="P18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2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7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27" draw:text-style-name="P17" draw:layer="layout" svg:x1="9.92cm" svg:y1="12.233cm" svg:x2="12.714cm" svg:y2="12.233cm">
          <text:p/>
        </draw:line>
        <draw:custom-shape draw:style-name="gr33" draw:text-style-name="P19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4" draw:text-style-name="P17" draw:layer="layout" svg:x1="4.995cm" svg:y1="9.369cm" svg:x2="7.789cm" svg:y2="9.369cm">
          <text:p/>
        </draw:line>
        <draw:custom-shape draw:style-name="gr35" draw:text-style-name="P20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36" draw:text-style-name="P17" draw:layer="layout" svg:x1="15.47cm" svg:y1="9.369cm" svg:x2="22.641cm" svg:y2="9.369cm">
          <text:p/>
        </draw:line>
        <draw:line draw:style-name="gr27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34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27" draw:text-style-name="P17" draw:layer="layout" svg:x1="20.377cm" svg:y1="12.233cm" svg:x2="27.592cm" svg:y2="12.233cm">
          <text:p/>
        </draw:line>
        <draw:line draw:style-name="gr34" draw:text-style-name="P17" draw:layer="layout" svg:x1="27.581cm" svg:y1="12.246cm" svg:x2="30.918cm" svg:y2="14.173cm">
          <text:p/>
        </draw:line>
        <draw:line draw:style-name="gr37" draw:text-style-name="P17" draw:layer="layout" svg:x1="27.547cm" svg:y1="12.227cm" svg:x2="30.884cm" svg:y2="14.154cm">
          <text:p/>
        </draw:line>
        <draw:line draw:style-name="gr27" draw:text-style-name="P17" draw:layer="layout" svg:x1="27.931cm" svg:y1="12.235cm" svg:x2="31.784cm" svg:y2="12.235cm">
          <text:p/>
        </draw:line>
        <draw:line draw:style-name="gr38" draw:text-style-name="P17" draw:layer="layout" svg:x1="27.592cm" svg:y1="12.235cm" svg:x2="31.445cm" svg:y2="12.235cm">
          <text:p/>
        </draw:line>
        <draw:frame draw:style-name="gr39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0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1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2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g>
          <draw:custom-shape draw:style-name="gr43" draw:text-style-name="P18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3.023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27" draw:text-style-name="P17" draw:layer="layout" svg:x1="24.559cm" svg:y1="9.69cm" svg:x2="29.08cm" svg:y2="9.69cm">
            <text:p/>
          </draw:line>
          <draw:line draw:style-name="gr38" draw:text-style-name="P17" draw:layer="layout" svg:x1="24.559cm" svg:y1="9.69cm" svg:x2="29.08cm" svg:y2="9.69cm">
            <text:p/>
          </draw:line>
          <draw:line draw:style-name="gr34" draw:text-style-name="P17" draw:layer="layout" svg:x1="4.831cm" svg:y1="12.52cm" svg:x2="7.695cm" svg:y2="9.656cm">
            <text:p/>
          </draw:line>
          <draw:custom-shape draw:style-name="gr44" draw:text-style-name="P19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17" draw:layer="layout" svg:x1="7.625cm" svg:y1="9.686cm" svg:x2="10.967cm" svg:y2="9.686cm">
            <text:p/>
          </draw:line>
          <draw:line draw:style-name="gr29" draw:text-style-name="P17" draw:layer="layout" svg:x1="14.091cm" svg:y1="12.51cm" svg:x2="21.776cm" svg:y2="12.51cm">
            <text:p/>
          </draw:line>
          <draw:line draw:style-name="gr27" draw:text-style-name="P17" draw:layer="layout" svg:x1="2cm" svg:y1="12.51cm" svg:x2="4.794cm" svg:y2="12.51cm">
            <text:p/>
          </draw:line>
          <draw:line draw:style-name="gr34" draw:text-style-name="P17" draw:layer="layout" svg:x1="24.521cm" svg:y1="9.72cm" svg:x2="28.279cm" svg:y2="6.046cm">
            <text:p/>
          </draw:line>
          <draw:line draw:style-name="gr37" draw:text-style-name="P17" draw:layer="layout" svg:x1="24.521cm" svg:y1="9.721cm" svg:x2="28.279cm" svg:y2="6.047cm">
            <text:p/>
          </draw:line>
          <draw:line draw:style-name="gr36" draw:text-style-name="P17" draw:layer="layout" svg:x1="16.993cm" svg:y1="9.69cm" svg:x2="24.854cm" svg:y2="9.69cm">
            <text:p/>
          </draw:line>
          <draw:custom-shape draw:style-name="gr45" draw:text-style-name="P19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0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3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4.777cm" svg:y1="12.51cm" svg:x2="9.067cm" svg:y2="12.51cm">
            <text:p/>
          </draw:line>
          <draw:line draw:style-name="gr34" draw:text-style-name="P17" draw:layer="layout" svg:x1="7.617cm" svg:y1="9.696cm" svg:x2="11.907cm" svg:y2="9.696cm">
            <text:p/>
          </draw:line>
          <draw:frame draw:style-name="gr54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5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Default">
        <draw:g>
          <draw:frame draw:style-name="gr55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56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57" draw:text-style-name="P18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62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27" draw:text-style-name="P17" draw:layer="layout" svg:x1="26.298cm" svg:y1="9.69cm" svg:x2="30.819cm" svg:y2="9.69cm">
            <text:p/>
          </draw:line>
          <draw:line draw:style-name="gr38" draw:text-style-name="P17" draw:layer="layout" svg:x1="26.298cm" svg:y1="9.69cm" svg:x2="30.819cm" svg:y2="9.69cm">
            <text:p/>
          </draw:line>
          <draw:line draw:style-name="gr34" draw:text-style-name="P17" draw:layer="layout" svg:x1="2.87cm" svg:y1="12.52cm" svg:x2="5.734cm" svg:y2="9.656cm">
            <text:p/>
          </draw:line>
          <draw:custom-shape draw:style-name="gr44" draw:text-style-name="P19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9" draw:text-style-name="P17" draw:layer="layout" svg:x1="13.835cm" svg:y1="12.51cm" svg:x2="23.555cm" svg:y2="12.51cm">
            <text:p/>
          </draw:line>
          <draw:line draw:style-name="gr27" draw:text-style-name="P17" draw:layer="layout" svg:x1="0.526cm" svg:y1="12.51cm" svg:x2="2.833cm" svg:y2="12.51cm">
            <text:p/>
          </draw:line>
          <draw:line draw:style-name="gr34" draw:text-style-name="P17" draw:layer="layout" svg:x1="26.281cm" svg:y1="9.741cm" svg:x2="29.997cm" svg:y2="6.025cm">
            <text:p/>
          </draw:line>
          <draw:line draw:style-name="gr37" draw:text-style-name="P17" draw:layer="layout" svg:x1="26.28cm" svg:y1="9.742cm" svg:x2="29.996cm" svg:y2="6.026cm">
            <text:p/>
          </draw:line>
          <draw:line draw:style-name="gr36" draw:text-style-name="P17" draw:layer="layout" svg:x1="16.732cm" svg:y1="9.69cm" svg:x2="26.368cm" svg:y2="9.69cm">
            <text:p/>
          </draw:line>
          <draw:custom-shape draw:style-name="gr45" draw:text-style-name="P19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47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48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0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1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52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27" draw:text-style-name="P17" draw:layer="layout" svg:x1="2.816cm" svg:y1="12.51cm" svg:x2="8.806cm" svg:y2="12.51cm">
            <text:p/>
          </draw:line>
          <draw:frame draw:style-name="gr58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4" draw:text-style-name="P17" draw:layer="layout" svg:x1="5.659cm" svg:y1="9.687cm" svg:x2="11.649cm" svg:y2="9.687cm">
            <text:p/>
          </draw:line>
          <draw:frame draw:style-name="gr59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62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62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line draw:style-name="gr36" draw:text-style-name="P17" draw:layer="layout" svg:x1="16.542cm" svg:y1="9.989cm" svg:x2="28.079cm" svg:y2="9.989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8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line draw:style-name="gr34" draw:text-style-name="P17" draw:layer="layout" svg:x1="25.192cm" svg:y1="10.04cm" svg:x2="28.908cm" svg:y2="6.324cm">
          <text:p/>
        </draw:line>
        <draw:line draw:style-name="gr37" draw:text-style-name="P17" draw:layer="layout" svg:x1="25.191cm" svg:y1="10.041cm" svg:x2="28.907cm" svg:y2="6.325cm">
          <text:p/>
        </draw:line>
        <draw:frame draw:style-name="gr46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6.54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69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0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6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line draw:style-name="gr74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63" draw:text-style-name="P7" draw:layer="layout" svg:x1="10.388cm" svg:y1="6.577cm" svg:x2="10.388cm" svg:y2="12.84cm">
          <text:p/>
        </draw:line>
        <draw:custom-shape draw:style-name="gr64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588cm" svg:y1="6.577cm" svg:x2="17.588cm" svg:y2="12.84cm">
          <text:p/>
        </draw:line>
        <draw:frame draw:style-name="gr55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22.392cm" svg:y1="12.84cm" svg:x2="25.274cm" svg:y2="9.958cm">
          <text:p/>
        </draw:line>
        <draw:line draw:style-name="gr27" draw:text-style-name="P17" draw:layer="layout" svg:x1="25.209cm" svg:y1="9.989cm" svg:x2="29.73cm" svg:y2="9.989cm">
          <text:p/>
        </draw:line>
        <draw:line draw:style-name="gr34" draw:text-style-name="P17" draw:layer="layout" svg:x1="4.581cm" svg:y1="12.819cm" svg:x2="7.445cm" svg:y2="9.955cm">
          <text:p/>
        </draw:line>
        <draw:line draw:style-name="gr29" draw:text-style-name="P17" draw:layer="layout" svg:x1="10.697cm" svg:y1="12.809cm" svg:x2="22.464cm" svg:y2="12.809cm">
          <text:p/>
        </draw:line>
        <draw:line draw:style-name="gr68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27" draw:text-style-name="P17" draw:layer="layout" svg:x1="2.711cm" svg:y1="12.809cm" svg:x2="11.513cm" svg:y2="12.809cm">
          <text:p/>
        </draw:line>
        <draw:line draw:style-name="gr34" draw:text-style-name="P17" draw:layer="layout" svg:x1="7.37cm" svg:y1="9.986cm" svg:x2="12.72cm" svg:y2="9.986cm">
          <text:p/>
        </draw:line>
        <draw:frame draw:style-name="gr66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9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72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47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75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6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69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0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1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48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frame draw:style-name="gr55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27" draw:text-style-name="P17" draw:layer="layout" svg:x1="19.131cm" svg:y1="12.593cm" svg:x2="22.013cm" svg:y2="9.711cm">
          <text:p/>
        </draw:line>
        <draw:line draw:style-name="gr27" draw:text-style-name="P17" draw:layer="layout" svg:x1="21.947cm" svg:y1="9.736cm" svg:x2="26.468cm" svg:y2="9.736cm">
          <text:p/>
        </draw:line>
        <draw:line draw:style-name="gr38" draw:text-style-name="P17" draw:layer="layout" svg:x1="21.947cm" svg:y1="9.736cm" svg:x2="26.468cm" svg:y2="9.736cm">
          <text:p/>
        </draw:line>
        <draw:line draw:style-name="gr34" draw:text-style-name="P17" draw:layer="layout" svg:x1="12.27cm" svg:y1="12.572cm" svg:x2="15.134cm" svg:y2="9.708cm">
          <text:p/>
        </draw:line>
        <draw:line draw:style-name="gr34" draw:text-style-name="P17" draw:layer="layout" svg:x1="21.931cm" svg:y1="9.793cm" svg:x2="25.647cm" svg:y2="6.077cm">
          <text:p/>
        </draw:line>
        <draw:line draw:style-name="gr37" draw:text-style-name="P17" draw:layer="layout" svg:x1="21.93cm" svg:y1="9.794cm" svg:x2="25.646cm" svg:y2="6.078cm">
          <text:p/>
        </draw:line>
        <draw:frame draw:style-name="gr46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27" draw:text-style-name="P17" draw:layer="layout" svg:x1="10.168cm" svg:y1="12.562cm" svg:x2="19.202cm" svg:y2="12.562cm">
          <text:p/>
        </draw:line>
        <draw:line draw:style-name="gr34" draw:text-style-name="P17" draw:layer="layout" svg:x1="15.056cm" svg:y1="9.737cm" svg:x2="22.03cm" svg:y2="9.737cm">
          <text:p/>
        </draw:line>
        <draw:custom-shape draw:style-name="gr48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g>
          <draw:custom-shape draw:style-name="gr77" draw:text-style-name="P30" draw:layer="layout" svg:width="9.804cm" svg:height="12.14cm" svg:x="1.734cm" svg:y="4.725cm">
            <text:p/>
            <draw:enhanced-geometry svg:viewBox="0 0 21600 21600" draw:type="rectangle" draw:enhanced-path="M 0 0 L 21600 0 21600 21600 0 21600 0 0 Z N"/>
          </draw:custom-shape>
          <draw:custom-shape draw:style-name="gr78" draw:text-style-name="P31" draw:layer="layout" svg:width="7.671cm" svg:height="12.14cm" svg:x="11.529cm" svg:y="4.725cm">
            <text:p/>
            <draw:enhanced-geometry svg:viewBox="0 0 21600 21600" draw:type="rectangle" draw:enhanced-path="M 0 0 L 21600 0 21600 21600 0 21600 0 0 Z N"/>
          </draw:custom-shape>
          <draw:line draw:style-name="gr79" draw:text-style-name="P7" draw:layer="layout" svg:x1="11.539cm" svg:y1="16.866cm" svg:x2="11.539cm" svg:y2="4.724cm">
            <text:p/>
          </draw:line>
          <draw:line draw:style-name="gr79" draw:text-style-name="P7" draw:layer="layout" svg:x1="19.196cm" svg:y1="16.865cm" svg:x2="19.196cm" svg:y2="4.725cm">
            <text:p/>
          </draw:line>
          <draw:custom-shape draw:style-name="gr80" draw:text-style-name="P32" draw:layer="layout" svg:width="29.362cm" svg:height="12.141cm" svg:x="1.728cm" svg:y="4.725cm">
            <text:p/>
            <draw:enhanced-geometry svg:viewBox="0 0 21600 21600" draw:type="rectangle" draw:enhanced-path="M 0 0 L 21600 0 21600 21600 0 21600 0 0 Z N"/>
          </draw:custom-shape>
        </draw:g>
        <draw:custom-shape draw:style-name="gr81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82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3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84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85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85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5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87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88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89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0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93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95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9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9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95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0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6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9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8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1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5.477cm" svg:y1="6.33cm" svg:x2="15.4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57" draw:text-style-name="P18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62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0.97cm 15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294cm 15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7" draw:layer="layout" svg:width="0.82cm" svg:height="0.962cm" svg:x="0.509cm" svg:y="15.135cm">
          <draw:text-box>
            <text:p><text:span text:style-name="T4">z</text:span></text:p>
          </draw:text-box>
        </draw:frame>
        <draw:frame draw:style-name="gr12" draw:text-style-name="P37" draw:layer="layout" svg:width="0.82cm" svg:height="0.962cm" svg:x="2.55cm" svg:y="15.214cm">
          <draw:text-box>
            <text:p><text:span text:style-name="T4">x</text:span></text:p>
          </draw:text-box>
        </draw:frame>
        <draw:frame draw:style-name="gr12" draw:text-style-name="P37" draw:layer="layout" svg:width="0.82cm" svg:height="0.962cm" svg:x="0.509cm" svg:y="13.346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custom-shape draw:style-name="gr44" draw:text-style-name="P19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7" draw:layer="layout" svg:x1="14.831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4.831cm" svg:y1="9.742cm" svg:x2="26.368cm" svg:y2="9.742cm">
          <text:p/>
        </draw:line>
        <draw:custom-shape draw:style-name="gr45" draw:text-style-name="P19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7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49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1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52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27" draw:text-style-name="P17" draw:layer="layout" svg:x1="2.816cm" svg:y1="12.562cm" svg:x2="9.802cm" svg:y2="12.562cm">
          <text:p/>
        </draw:line>
        <draw:frame draw:style-name="gr58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4" draw:text-style-name="P17" draw:layer="layout" svg:x1="5.659cm" svg:y1="9.739cm" svg:x2="9.802cm" svg:y2="9.739cm">
          <text:p/>
        </draw:line>
        <draw:frame draw:style-name="gr59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1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6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line draw:style-name="gr63" draw:text-style-name="P7" draw:layer="layout" svg:x1="5.677cm" svg:y1="6.33cm" svg:x2="5.677cm" svg:y2="12.593cm">
          <text:p/>
        </draw:line>
        <draw:custom-shape draw:style-name="gr64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63" draw:text-style-name="P7" draw:layer="layout" svg:x1="17.277cm" svg:y1="6.33cm" svg:x2="17.277cm" svg:y2="12.593cm">
          <text:p/>
        </draw:line>
        <draw:frame draw:style-name="gr55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56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03" draw:text-style-name="P18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17" draw:layer="layout" svg:x1="23.481cm" svg:y1="12.593cm" svg:x2="26.363cm" svg:y2="9.711cm">
          <text:p/>
        </draw:line>
        <draw:frame draw:style-name="gr1" draw:text-style-name="P1" draw:layer="layout" svg:width="1.087cm" svg:height="0.785cm" svg:x="0.442cm" svg:y="11.664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62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7" draw:layer="layout" svg:width="0.82cm" svg:height="0.962cm" svg:x="0.859cm" svg:y="14.681cm">
          <draw:text-box>
            <text:p><text:span text:style-name="T4">z</text:span></text:p>
          </draw:text-box>
        </draw:frame>
        <draw:frame draw:style-name="gr12" draw:text-style-name="P37" draw:layer="layout" svg:width="0.82cm" svg:height="0.962cm" svg:x="2.85cm" svg:y="14.681cm">
          <draw:text-box>
            <text:p><text:span text:style-name="T4">x</text:span></text:p>
          </draw:text-box>
        </draw:frame>
        <draw:frame draw:style-name="gr12" draw:text-style-name="P37" draw:layer="layout" svg:width="0.82cm" svg:height="0.962cm" svg:x="0.859cm" svg:y="12.823cm">
          <draw:text-box>
            <text:p><text:span text:style-name="T4">y</text:span></text:p>
          </draw:text-box>
        </draw:frame>
        <draw:line draw:style-name="gr27" draw:text-style-name="P17" draw:layer="layout" svg:x1="26.298cm" svg:y1="9.742cm" svg:x2="30.819cm" svg:y2="9.742cm">
          <text:p/>
        </draw:line>
        <draw:line draw:style-name="gr38" draw:text-style-name="P17" draw:layer="layout" svg:x1="26.298cm" svg:y1="9.742cm" svg:x2="30.819cm" svg:y2="9.742cm">
          <text:p/>
        </draw:line>
        <draw:line draw:style-name="gr34" draw:text-style-name="P17" draw:layer="layout" svg:x1="2.87cm" svg:y1="12.572cm" svg:x2="5.734cm" svg:y2="9.708cm">
          <text:p/>
        </draw:line>
        <draw:line draw:style-name="gr29" draw:text-style-name="P17" draw:layer="layout" svg:x1="16.844cm" svg:y1="12.562cm" svg:x2="23.555cm" svg:y2="12.562cm">
          <text:p/>
        </draw:line>
        <draw:line draw:style-name="gr27" draw:text-style-name="P17" draw:layer="layout" svg:x1="0.526cm" svg:y1="12.562cm" svg:x2="2.833cm" svg:y2="12.562cm">
          <text:p/>
        </draw:line>
        <draw:line draw:style-name="gr34" draw:text-style-name="P17" draw:layer="layout" svg:x1="26.281cm" svg:y1="9.793cm" svg:x2="29.997cm" svg:y2="6.077cm">
          <text:p/>
        </draw:line>
        <draw:line draw:style-name="gr37" draw:text-style-name="P17" draw:layer="layout" svg:x1="26.28cm" svg:y1="9.794cm" svg:x2="29.996cm" svg:y2="6.078cm">
          <text:p/>
        </draw:line>
        <draw:line draw:style-name="gr36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0" draw:text-style-name="P23" draw:layer="layout" svg:width="3.609cm" svg:height="0.839cm" draw:transform="rotate (1.30899693899575) translate (3.313cm 10.978cm)">
          <draw:text-box>
            <text:p><text:span text:style-name="T3">Phase shifter</text:span></text:p>
          </draw:text-box>
        </draw:frame>
        <draw:line draw:style-name="gr27" draw:text-style-name="P17" draw:layer="layout" svg:x1="2.816cm" svg:y1="12.562cm" svg:x2="9.478cm" svg:y2="12.562cm">
          <text:p/>
        </draw:line>
        <draw:line draw:style-name="gr34" draw:text-style-name="P17" draw:layer="layout" svg:x1="5.659cm" svg:y1="9.739cm" svg:x2="9.802cm" svg:y2="9.739cm">
          <text:p/>
        </draw:line>
        <draw:frame draw:style-name="gr66" draw:text-style-name="P1" draw:layer="layout" svg:width="1.068cm" svg:height="0.878cm" svg:x="17.5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48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5" draw:layer="layout" svg:width="1.422cm" svg:height="0.965cm" svg:x="17.277cm" svg:y="5.918cm">
          <text:p/>
          <draw:enhanced-geometry svg:viewBox="0 0 21600 21600" draw:type="rectangle" draw:enhanced-path="M 0 0 L 21600 0 21600 21600 0 21600 0 0 Z N"/>
        </draw:custom-shape>
        <draw:frame draw:style-name="gr104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05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06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07" draw:text-style-name="P1" draw:layer="layout" svg:width="5.484cm" svg:height="1.327cm" svg:x="17.449cm" svg:y="8.523cm">
          <draw:image xlink:href="Pictures/1000020100000527000002301EA57FAB3DE849C8.png" xlink:type="simple" xlink:show="embed" xlink:actuate="onLoad" loext:mime-type="image/png">
            <text:p/>
          </draw:image>
        </draw:frame>
        <draw:frame draw:style-name="gr108" draw:text-style-name="P1" draw:layer="layout" svg:width="6.12cm" svg:height="1.125cm" svg:x="17.364cm" svg:y="11.352cm">
          <draw:image xlink:href="Pictures/1000020100000527000002301EA57FAB3DE849C8.png" xlink:type="simple" xlink:show="embed" xlink:actuate="onLoad" loext:mime-type="image/png">
            <text:p/>
          </draw:image>
        </draw:frame>
        <draw:frame draw:style-name="gr109" draw:text-style-name="P1" draw:layer="layout" svg:width="3.072cm" svg:height="1.327cm" svg:x="5.772cm" svg:y="8.504cm">
          <draw:image xlink:href="Pictures/1000020100000527000002301EA57FAB3DE849C8.png" xlink:type="simple" xlink:show="embed" xlink:actuate="onLoad" loext:mime-type="image/png">
            <text:p/>
          </draw:image>
        </draw:frame>
        <draw:frame draw:style-name="gr110" draw:text-style-name="P1" draw:layer="layout" svg:width="3.556cm" svg:height="1.125cm" svg:x="5.85cm" svg:y="11.353cm">
          <draw:image xlink:href="Pictures/1000020100000527000002301EA57FAB3DE849C8.png" xlink:type="simple" xlink:show="embed" xlink:actuate="onLoad" loext:mime-type="image/png">
            <text:p/>
          </draw:image>
        </draw:frame>
        <draw:line draw:style-name="gr111" draw:text-style-name="P3" draw:layer="layout" svg:x1="0.645cm" svg:y1="12.562cm" svg:x2="2.575cm" svg:y2="12.563cm">
          <text:p/>
        </draw:line>
      </draw:page>
      <draw:page draw:name="page13" draw:style-name="dp1" draw:master-page-name="Default">
        <draw:custom-shape draw:style-name="gr112" draw:text-style-name="P38" draw:layer="layout" svg:width="17.322cm" svg:height="9.144cm" svg:x="7.621cm" svg:y="6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13" draw:text-style-name="P39" draw:layer="layout" svg:width="15.238cm" svg:height="5.892cm" draw:transform="skewX (2.07413593384466E-017) rotate (2.96705972839036) translate (23.273cm 15.002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14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14" draw:text-style-name="P3" draw:layer="layout" svg:x1="12.816cm" svg:y1="9.785cm" svg:x2="23.214cm" svg:y2="9.785cm">
          <text:p/>
        </draw:line>
        <draw:line draw:style-name="gr115" draw:text-style-name="P3" draw:layer="layout" svg:x1="19.827cm" svg:y1="11.797cm" svg:x2="23.314cm" svg:y2="9.786cm">
          <text:p/>
        </draw:line>
        <draw:line draw:style-name="gr115" draw:text-style-name="P3" draw:layer="layout" svg:x1="23.15cm" svg:y1="9.785cm" svg:x2="28.29cm" svg:y2="9.785cm">
          <text:p/>
        </draw:line>
        <draw:line draw:style-name="gr115" draw:text-style-name="P3" draw:layer="layout" svg:x1="1.896cm" svg:y1="11.796cm" svg:x2="19.727cm" svg:y2="11.797cm">
          <text:p/>
        </draw:line>
        <draw:g>
          <draw:custom-shape draw:style-name="gr116" draw:text-style-name="P9" draw:layer="layout" svg:width="3.81cm" svg:height="0.255cm" draw:transform="rotate (1.39626340159546) translate (22.9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16" draw:text-style-name="P9" draw:layer="layout" svg:width="3.81cm" svg:height="0.255cm" draw:transform="rotate (1.39626340159546) translate (8.8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9.569cm 12.71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2.637cm 10.585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11" draw:id="id11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3" draw:id="id13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8" draw:text-style-name="P36" draw:layer="layout" svg:width="6.35cm" svg:height="1.372cm" svg:x="13.656cm" svg:y="9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36" draw:layer="layout" svg:width="6.35cm" svg:height="1.372cm" svg:x="13.656cm" svg:y="9.11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16" draw:id="id16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0" draw:text-style-name="P36" draw:layer="layout" svg:width="6.35cm" svg:height="1.321cm" svg:x="12.557cm" svg:y="11.1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1" draw:text-style-name="P36" draw:layer="layout" svg:width="6.35cm" svg:height="1.321cm" svg:x="12.557cm" svg:y="11.1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2" draw:text-style-name="P41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17" draw:id="id17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19" draw:id="id19" draw:layer="layout" svg:width="0.049cm" svg:height="0.049cm" svg:x="19.247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23" draw:text-style-name="P21" draw:layer="layout" svg:width="0.305cm" svg:height="4.674cm" draw:transform="rotate (-0.0872664625997166) translate (10.636cm 8.7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7" draw:layer="layout" draw:type="curve" svg:x1="16.902cm" svg:y1="9.152cm" svg:x2="18.035cm" svg:y2="8.444cm" draw:start-shape="id11" draw:start-glue-point="10" draw:end-shape="id12" draw:end-glue-point="3" svg:d="M16902 9152c850 0 284-708 1133-708" svg:viewBox="0 0 1134 709">
          <text:p/>
        </draw:connector>
        <draw:connector draw:style-name="gr124" draw:text-style-name="P7" draw:layer="layout" draw:type="curve" svg:x1="20.006cm" svg:y1="9.771cm" svg:x2="19.727cm" svg:y2="8.444cm" draw:start-shape="id13" draw:start-glue-point="4" draw:end-shape="id12" draw:end-glue-point="1" svg:d="M20006 9771c0-885-93-1327-279-1327" svg:viewBox="0 0 280 1328">
          <text:p/>
        </draw:connector>
        <draw:custom-shape draw:style-name="gr82" draw:text-style-name="P26" xml:id="id14" draw:id="id14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xml:id="id12" draw:id="id12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15" draw:id="id15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24" draw:text-style-name="P7" draw:layer="layout" draw:type="curve" svg:x1="12.456cm" svg:y1="12.048cm" svg:x2="12.836cm" svg:y2="13.145cm" draw:start-shape="id14" draw:start-glue-point="8" draw:end-shape="id15" draw:end-glue-point="3" svg:d="M12456 12048c0 732 126 1097 380 1097" svg:viewBox="0 0 381 1098">
          <text:p/>
        </draw:connector>
        <draw:connector draw:style-name="gr124" draw:text-style-name="P7" draw:layer="layout" draw:type="curve" svg:x1="15.682cm" svg:y1="12.397cm" svg:x2="14.528cm" svg:y2="13.145cm" draw:start-shape="id16" draw:start-glue-point="6" draw:end-shape="id15" draw:end-glue-point="1" svg:d="M15682 12397c-867 0-290 748-1154 748" svg:viewBox="0 0 1155 749">
          <text:p/>
        </draw:connector>
        <draw:frame draw:style-name="gr1" draw:text-style-name="P1" xml:id="id18" draw:id="id18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25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42" draw:layer="layout" svg:width="1.603cm" svg:height="0.963cm" svg:x="15.628cm" svg:y="4.562cm">
          <draw:text-box>
            <text:p><text:span text:style-name="T5">+ <text:s/>−</text:span></text:p>
          </draw:text-box>
        </draw:frame>
        <draw:connector draw:style-name="gr127" draw:text-style-name="P7" draw:layer="layout" draw:type="curve" svg:x1="13.515cm" svg:y1="6.061cm" svg:x2="15.413cm" svg:y2="5.043cm" draw:start-shape="id17" draw:start-glue-point="10" draw:end-shape="id18" draw:end-glue-point="3" svg:d="M13515 6061c1425 0 476-1018 1898-1018" svg:viewBox="0 0 1899 1019">
          <text:p/>
        </draw:connector>
        <draw:connector draw:style-name="gr127" draw:text-style-name="P7" draw:layer="layout" draw:type="curve" svg:x1="19.248cm" svg:y1="6.049cm" svg:x2="17.445cm" svg:y2="5.043cm" draw:start-shape="id19" draw:start-glue-point="10" draw:end-shape="id18" draw:end-glue-point="1" svg:d="M19248 6049c-1353 0-452-1006-1803-1006" svg:viewBox="0 0 1804 1007">
          <text:p/>
        </draw:connector>
        <draw:line draw:style-name="gr111" draw:text-style-name="P3" draw:layer="layout" svg:x1="1.897cm" svg:y1="11.798cm" svg:x2="6.926cm" svg:y2="11.799cm">
          <text:p/>
        </draw:line>
        <draw:custom-shape draw:style-name="gr128" draw:text-style-name="P43" draw:layer="layout" svg:width="0.544cm" svg:height="0.544cm" draw:transform="rotate (0.785398163397448) translate (1.8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5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2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9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206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904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603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4.301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5" draw:layer="layout" svg:width="0.822cm" svg:height="0.822cm" svg:x="3.053cm" svg:y="10.94cm">
          <text:p text:style-name="P4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5" draw:layer="layout" svg:width="0.822cm" svg:height="0.822cm" svg:x="10.376cm" svg:y="8.363cm">
          <text:p text:style-name="P4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5" draw:layer="layout" svg:width="0.822cm" svg:height="0.822cm" svg:x="10.971cm" svg:y="12.286cm">
          <text:p text:style-name="P4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5" draw:layer="layout" svg:width="0.822cm" svg:height="0.822cm" svg:x="9.477cm" svg:y="13.764cm">
          <text:p text:style-name="P4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45" draw:layer="layout" svg:width="0.822cm" svg:height="0.822cm" svg:x="28.472cm" svg:y="9.354cm">
          <text:p text:style-name="P4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31" draw:text-style-name="P36" draw:layer="layout" svg:width="17.322cm" svg:height="9.144cm" svg:x="7.621cm" svg:y="6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36" draw:layer="layout" svg:width="17.322cm" svg:height="9.144cm" svg:x="7.621cm" svg:y="6.22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45" draw:layer="layout" svg:width="0.822cm" svg:height="0.822cm" svg:x="7.715cm" svg:y="6.103cm">
          <text:p text:style-name="P4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9" draw:text-style-name="P45" draw:layer="layout" svg:width="0.822cm" svg:height="0.822cm" svg:x="15.87cm" svg:y="10.385cm">
          <text:p text:style-name="P4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163cm" svg:y="13.4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071cm 14.9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395cm 14.9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7" draw:layer="layout" svg:width="0.82cm" svg:height="0.962cm" svg:x="1.61cm" svg:y="14.735cm">
          <draw:text-box>
            <text:p><text:span text:style-name="T4">z</text:span></text:p>
          </draw:text-box>
        </draw:frame>
        <draw:frame draw:style-name="gr12" draw:text-style-name="P37" draw:layer="layout" svg:width="0.82cm" svg:height="0.962cm" svg:x="3.651cm" svg:y="14.814cm">
          <draw:text-box>
            <text:p><text:span text:style-name="T4">x</text:span></text:p>
          </draw:text-box>
        </draw:frame>
        <draw:frame draw:style-name="gr12" draw:text-style-name="P37" draw:layer="layout" svg:width="0.82cm" svg:height="0.962cm" svg:x="1.61cm" svg:y="12.946cm">
          <draw:text-box>
            <text:p><text:span text:style-name="T4">y</text:span></text:p>
          </draw:text-box>
        </draw:frame>
      </draw:page>
      <draw:page draw:name="page14" draw:style-name="dp1" draw:master-page-name="Default">
        <draw:frame draw:style-name="gr1" draw:text-style-name="P1" draw:layer="layout" svg:width="1.065cm" svg:height="0.769cm" svg:x="6.295cm" svg:y="10.894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133" draw:text-style-name="P38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" draw:layer="layout" svg:width="2.54cm" svg:height="0.922cm" svg:x="25.643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34" draw:text-style-name="P39" draw:layer="layout" svg:width="15.238cm" svg:height="5.892cm" draw:transform="skewX (2.07413593384466E-017) rotate (2.96705972839036) translate (23.273cm 15.002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63" draw:text-style-name="P7" draw:layer="layout" svg:x1="11.977cm" svg:y1="5.63cm" svg:x2="11.977cm" svg:y2="11.893cm">
          <text:p/>
        </draw:line>
        <draw:line draw:style-name="gr114" draw:text-style-name="P3" draw:layer="layout" svg:x1="9.323cm" svg:y1="11.836cm" svg:x2="12.858cm" svg:y2="9.796cm">
          <text:p/>
        </draw:line>
        <draw:line draw:style-name="gr63" draw:text-style-name="P7" draw:layer="layout" svg:x1="21.877cm" svg:y1="5.63cm" svg:x2="21.877cm" svg:y2="10.567cm">
          <text:p/>
        </draw:line>
        <draw:line draw:style-name="gr114" draw:text-style-name="P3" draw:layer="layout" svg:x1="12.816cm" svg:y1="9.785cm" svg:x2="23.214cm" svg:y2="9.785cm">
          <text:p/>
        </draw:line>
        <draw:line draw:style-name="gr115" draw:text-style-name="P3" draw:layer="layout" svg:x1="19.827cm" svg:y1="11.797cm" svg:x2="23.314cm" svg:y2="9.786cm">
          <text:p/>
        </draw:line>
        <draw:line draw:style-name="gr115" draw:text-style-name="P3" draw:layer="layout" svg:x1="23.15cm" svg:y1="9.785cm" svg:x2="28.29cm" svg:y2="9.785cm">
          <text:p/>
        </draw:line>
        <draw:line draw:style-name="gr115" draw:text-style-name="P3" draw:layer="layout" svg:x1="1.896cm" svg:y1="11.796cm" svg:x2="19.727cm" svg:y2="11.797cm">
          <text:p/>
        </draw:line>
        <draw:g>
          <draw:custom-shape draw:style-name="gr135" draw:text-style-name="P9" draw:layer="layout" svg:width="3.81cm" svg:height="0.255cm" draw:transform="rotate (1.39626340159546) translate (22.968cm 12.07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5" draw:text-style-name="P9" draw:layer="layout" svg:width="3.81cm" svg:height="0.255cm" draw:transform="rotate (1.39626340159546) translate (8.882cm 13.271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9.569cm 12.71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17" draw:text-style-name="P40" draw:layer="layout" svg:width="1.778cm" svg:height="0.254cm" draw:transform="rotate (1.39626340159546) translate (12.637cm 10.585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82" draw:text-style-name="P26" xml:id="id20" draw:id="id20" draw:layer="layout" svg:width="0.049cm" svg:height="0.049cm" svg:x="16.853cm" svg:y="9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1" draw:id="id21" draw:layer="layout" svg:width="0.049cm" svg:height="0.049cm" svg:x="19.981cm" svg:y="9.7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6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7" draw:text-style-name="P36" draw:layer="layout" svg:width="6.35cm" svg:height="1.27cm" svg:x="13.656cm" svg:y="9.15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2" draw:text-style-name="P26" xml:id="id23" draw:id="id23" draw:layer="layout" svg:width="0.049cm" svg:height="0.049cm" svg:x="15.682cm" svg:y="12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38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9" draw:text-style-name="P36" draw:layer="layout" svg:width="6.35cm" svg:height="1.219cm" svg:x="12.557cm" svg:y="11.17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22" draw:text-style-name="P41" draw:layer="layout" svg:width="0.203cm" svg:height="1.27cm" svg:x="11.287cm" svg:y="11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17" draw:layer="layout" svg:x1="23.51cm" svg:y1="9.789cm" svg:x2="28.031cm" svg:y2="9.789cm">
          <text:p/>
        </draw:line>
        <draw:custom-shape draw:style-name="gr82" draw:text-style-name="P26" xml:id="id24" draw:id="id24" draw:layer="layout" svg:width="0.049cm" svg:height="0.049cm" svg:x="13.466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6" xml:id="id26" draw:id="id26" draw:layer="layout" svg:width="0.049cm" svg:height="0.049cm" svg:x="19.247cm" svg:y="6.0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57cm 10.728cm)" draw:kind="cut" draw:start-angle="88.96" draw:end-angle="271.12">
          <text:p/>
        </draw:ellipse>
        <draw:connector draw:style-name="gr7" draw:text-style-name="P7" draw:layer="layout" draw:type="curve" draw:line-skew="-0.004cm" svg:x1="29.562cm" svg:y1="9.788cm" svg:x2="29.893cm" svg:y2="11.34cm" svg:d="M29562 9788c745 0 580 1552 331 1552" svg:viewBox="0 0 542 1553">
          <text:p/>
        </draw:connector>
        <draw:custom-shape draw:style-name="gr140" draw:text-style-name="P21" xml:id="id28" draw:id="id28" draw:layer="layout" svg:width="0.305cm" svg:height="3.962cm" draw:transform="rotate (-0.0872664625997166) translate (10.605cm 9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7" draw:layer="layout" draw:type="curve" svg:x1="16.902cm" svg:y1="9.152cm" svg:x2="18.035cm" svg:y2="8.444cm" draw:start-shape="id20" draw:start-glue-point="10" svg:d="M16902 9152c1225 0 659-708 1133-708" svg:viewBox="0 0 1134 709">
          <text:p/>
        </draw:connector>
        <draw:connector draw:style-name="gr124" draw:text-style-name="P7" draw:layer="layout" draw:type="curve" svg:x1="20.006cm" svg:y1="9.771cm" svg:x2="19.727cm" svg:y2="8.444cm" draw:start-shape="id21" draw:start-glue-point="4" svg:d="M20006 9771c0-1371-279-708-279-1327" svg:viewBox="0 0 280 1328">
          <text:p/>
        </draw:connector>
        <draw:custom-shape draw:style-name="gr82" draw:text-style-name="P26" xml:id="id22" draw:id="id22" draw:layer="layout" svg:width="0.049cm" svg:height="0.049cm" svg:x="12.43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draw:layer="layout" svg:width="1.692cm" svg:height="1.101cm" svg:x="18.035cm" svg:y="7.894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draw:layer="layout" svg:width="1.692cm" svg:height="1.101cm" svg:x="12.836cm" svg:y="12.595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124" draw:text-style-name="P7" draw:layer="layout" draw:type="curve" svg:x1="12.456cm" svg:y1="12.048cm" svg:x2="12.836cm" svg:y2="13.145cm" draw:start-shape="id22" draw:start-glue-point="8" svg:d="M12456 12048c0 1198 380 650 380 1097" svg:viewBox="0 0 381 1098">
          <text:p/>
        </draw:connector>
        <draw:connector draw:style-name="gr124" draw:text-style-name="P7" draw:layer="layout" draw:type="curve" svg:x1="15.682cm" svg:y1="12.397cm" svg:x2="14.528cm" svg:y2="13.145cm" draw:start-shape="id23" draw:start-glue-point="6" svg:d="M15682 12397c-1242 0-665 748-1154 748" svg:viewBox="0 0 1155 749">
          <text:p/>
        </draw:connector>
        <draw:frame draw:style-name="gr1" draw:text-style-name="P1" xml:id="id25" draw:id="id25" draw:layer="layout" svg:width="2.032cm" svg:height="1.295cm" svg:x="15.413cm" svg:y="4.396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125" draw:text-style-name="P20" draw:layer="layout" svg:width="1.196cm" svg:height="1.161cm" svg:x="15.831cm" svg:y="4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42" draw:layer="layout" svg:width="1.603cm" svg:height="0.963cm" svg:x="15.628cm" svg:y="4.562cm">
          <draw:text-box>
            <text:p><text:span text:style-name="T5">+ <text:s/>−</text:span></text:p>
          </draw:text-box>
        </draw:frame>
        <draw:connector draw:style-name="gr127" draw:text-style-name="P7" draw:layer="layout" draw:type="curve" svg:x1="13.515cm" svg:y1="6.061cm" svg:x2="15.413cm" svg:y2="5.043cm" draw:start-shape="id24" draw:start-glue-point="10" draw:end-shape="id25" draw:end-glue-point="3" svg:d="M13515 6061c1425 0 476-1018 1898-1018" svg:viewBox="0 0 1899 1019">
          <text:p/>
        </draw:connector>
        <draw:connector draw:style-name="gr127" draw:text-style-name="P7" draw:layer="layout" draw:type="curve" svg:x1="19.248cm" svg:y1="6.049cm" svg:x2="17.445cm" svg:y2="5.043cm" draw:start-shape="id26" draw:start-glue-point="10" draw:end-shape="id25" draw:end-glue-point="1" svg:d="M19248 6049c-1353 0-452-1006-1803-1006" svg:viewBox="0 0 1804 1007">
          <text:p/>
        </draw:connector>
        <draw:line draw:style-name="gr111" draw:text-style-name="P3" draw:layer="layout" svg:x1="1.497cm" svg:y1="11.798cm" svg:x2="6.526cm" svg:y2="11.799cm">
          <text:p/>
        </draw:line>
        <draw:custom-shape draw:style-name="gr128" draw:text-style-name="P43" draw:layer="layout" svg:width="0.544cm" svg:height="0.544cm" draw:transform="rotate (0.785398163397448) translate (1.8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5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xml:id="id30" draw:id="id30" draw:layer="layout" svg:width="0.544cm" svg:height="0.544cm" draw:transform="rotate (0.785398163397448) translate (3.252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953cm 11.19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206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2.904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3.603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3" draw:layer="layout" svg:width="0.544cm" svg:height="0.544cm" draw:transform="rotate (0.785398163397448) translate (4.301cm 11.6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5" draw:layer="layout" svg:width="1.981cm" svg:height="0.965cm" svg:x="11.977cm" svg:y="4.715cm">
          <text:p/>
          <draw:enhanced-geometry svg:viewBox="0 0 21600 21600" draw:type="rectangle" draw:enhanced-path="M 0 0 L 21600 0 21600 21600 0 21600 0 0 Z N"/>
        </draw:custom-shape>
        <draw:frame draw:style-name="gr65" draw:text-style-name="P1" draw:layer="layout" svg:width="1.657cm" svg:height="0.882cm" svg:x="12.186cm" svg:y="4.75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41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1" draw:layer="layout" svg:width="1.068cm" svg:height="0.878cm" svg:x="22.125cm" svg:y="4.7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67" draw:text-style-name="P25" draw:layer="layout" svg:width="1.422cm" svg:height="0.965cm" svg:x="21.877cm" svg:y="4.718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36" draw:layer="layout" svg:width="17.322cm" svg:height="9.448cm" svg:x="7.621cm" svg:y="6.0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3" draw:text-style-name="P46" xml:id="id29" draw:id="id29" draw:layer="layout" svg:width="3.146cm" svg:height="1.673cm" svg:x="1.909cm" svg:y="8.383cm">
          <draw:text-box>
            <text:p text:style-name="P26">Magnetic</text:p>
            <text:p text:style-name="P26">prism</text:p>
          </draw:text-box>
        </draw:frame>
        <draw:frame draw:style-name="gr144" draw:text-style-name="P11" draw:layer="layout" svg:width="3.529cm" svg:height="0.962cm" draw:transform="rotate (1.5707963267949) translate (6.482cm 10.573cm)">
          <draw:text-box>
            <text:p>Guide field</text:p>
          </draw:text-box>
        </draw:frame>
        <draw:frame draw:style-name="gr145" draw:text-style-name="P47" xml:id="id27" draw:id="id27" draw:layer="layout" svg:width="2.297cm" svg:height="1.673cm" svg:x="8.358cm" svg:y="6.653cm">
          <draw:text-box>
            <text:p>Phase</text:p>
            <text:p>shifter</text:p>
          </draw:text-box>
        </draw:frame>
        <draw:connector draw:style-name="gr146" draw:text-style-name="P7" draw:layer="layout" draw:type="line" svg:x1="9.506cm" svg:y1="8.326cm" svg:x2="10.756cm" svg:y2="9.403cm" draw:start-shape="id27" draw:start-glue-point="2" draw:end-shape="id28" draw:end-glue-point="0" svg:d="M9506 8326l1250 1077" svg:viewBox="0 0 1251 1078">
          <text:p/>
        </draw:connector>
        <draw:connector draw:style-name="gr146" draw:text-style-name="P7" draw:layer="layout" draw:type="line" svg:x1="3.482cm" svg:y1="10.056cm" svg:x2="3.444cm" svg:y2="11.002cm" draw:start-shape="id29" draw:start-glue-point="2" draw:end-shape="id30" draw:end-glue-point="0" svg:d="M3482 10056l-38 946" svg:viewBox="0 0 39 947">
          <text:p/>
        </draw:connector>
        <draw:custom-shape draw:style-name="gr8" draw:text-style-name="P8" draw:layer="layout" svg:width="1.887cm" svg:height="1.887cm" svg:x="2.563cm" svg:y="11.34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71cm 12.8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795cm 12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7" draw:layer="layout" svg:width="0.82cm" svg:height="0.962cm" svg:x="2.01cm" svg:y="12.675cm">
          <draw:text-box>
            <text:p><text:span text:style-name="T4">z</text:span></text:p>
          </draw:text-box>
        </draw:frame>
        <draw:frame draw:style-name="gr12" draw:text-style-name="P37" draw:layer="layout" svg:width="0.82cm" svg:height="0.962cm" svg:x="4.051cm" svg:y="12.754cm">
          <draw:text-box>
            <text:p><text:span text:style-name="T4">x</text:span></text:p>
          </draw:text-box>
        </draw:frame>
        <draw:frame draw:style-name="gr12" draw:text-style-name="P37" draw:layer="layout" svg:width="0.82cm" svg:height="0.962cm" svg:x="2.01cm" svg:y="10.886cm">
          <draw:text-box>
            <text:p><text:span text:style-name="T4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4-06-26T16:30:27.871729729</dc:date>
    <meta:editing-duration>P9DT22H23M36S</meta:editing-duration>
    <meta:editing-cycles>139</meta:editing-cycles>
    <meta:generator>LibreOffice/6.4.7.2$Linux_X86_64 LibreOffice_project/40$Build-2</meta:generator>
    <meta:document-statistic meta:object-count="630"/>
  </office:meta>
</office:document-meta>
</file>